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F16" svg:font-family="F16" style:font-family-generic="swiss"/>
    <style:font-face style:name="F18" svg:font-family="F18" style:font-family-generic="swiss"/>
    <style:font-face style:name="F20" svg:font-family="F20" style:font-family-generic="swiss"/>
    <style:font-face style:name="F21" svg:font-family="F2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erdana" fo:font-size="10pt" style:font-name-asian="F16" style:font-size-asian="10pt" style:font-name-complex="F16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Verdana" fo:font-size="10pt" style:font-name-asian="F16" style:font-size-asian="10pt" style:font-name-complex="F16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Verdana" fo:font-size="12pt" style:font-name-asian="F16" style:font-size-asian="12pt" style:font-name-complex="F16" style:font-size-complex="12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font-name="Verdana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name-asian="F16" style:font-size-asian="12pt" style:font-name-complex="F16" style:font-size-complex="12pt"/>
    </style:style>
    <style:style style:name="T3" style:family="text">
      <style:text-properties fo:font-size="12pt" style:font-name-asian="F18" style:font-size-asian="12pt" style:font-name-complex="F18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name-asian="F21" style:font-size-asian="12pt" style:font-name-complex="F21" style:font-size-complex="12pt"/>
    </style:style>
    <style:style style:name="T6" style:family="text">
      <style:text-properties fo:font-size="12pt" style:font-name-asian="F20" style:font-size-asian="12pt" style:font-name-complex="F20" style:font-size-complex="12pt"/>
    </style:style>
    <style:style style:name="T7" style:family="text">
      <style:text-properties fo:color="#ff0000" fo:font-size="12pt" style:font-name-asian="F16" style:font-size-asian="12pt" style:font-name-complex="F16" style:font-size-complex="12pt"/>
    </style:style>
    <style:style style:name="T8" style:family="text">
      <style:text-properties fo:color="#ff0000" fo:font-size="12pt" fo:font-style="italic" fo:font-weight="normal" style:font-name-asian="F16" style:font-size-asian="12pt" style:font-style-asian="italic" style:font-weight-asian="normal" style:font-name-complex="F16" style:font-size-complex="12pt" style:font-style-complex="italic" style:font-weight-complex="normal"/>
    </style:style>
    <style:style style:name="T9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ff0000" fo:font-size="12pt" style:font-size-asian="12pt" style:font-size-complex="12pt"/>
    </style:style>
    <style:style style:name="T11" style:family="text">
      <style:text-properties fo:color="#ff0000" fo:font-size="12pt" style:font-name-asian="F20" style:font-size-asian="12pt" style:font-name-complex="F20" style:font-size-complex="12pt"/>
    </style:style>
    <style:style style:name="T12" style:family="text">
      <style:text-properties fo:color="#ff0000" style:font-name="Verdana" fo:font-size="12pt" style:font-name-asian="F16" style:font-size-asian="12pt" style:font-name-complex="F16" style:font-size-complex="12pt"/>
    </style:style>
    <style:style style:name="T13" style:family="text">
      <style:text-properties fo:color="#ff0000" style:font-name="Verdana"/>
    </style:style>
    <style:style style:name="T14" style:family="text">
      <style:text-properties fo:color="#ff0000" style:font-name="Verdana" fo:font-size="12pt" style:font-size-asian="12pt" style:font-size-complex="12pt"/>
    </style:style>
    <style:style style:name="T15" style:family="text">
      <style:text-properties fo:color="#ff0000" style:font-name-asian="F16" style:font-name-complex="F16"/>
    </style:style>
    <style:style style:name="T16" style:family="text">
      <style:text-properties fo:color="#ff0000" fo:font-style="normal" style:font-name-asian="F16" style:font-style-asian="normal" style:font-name-complex="F16" style:font-style-complex="normal"/>
    </style:style>
    <style:style style:name="T17" style:family="text">
      <style:text-properties fo:color="#000000"/>
    </style:style>
    <style:style style:name="T18" style:family="text">
      <style:text-properties fo:color="#000000" style:font-name="Verdana" fo:font-size="12pt" style:font-name-asian="F16" style:font-size-asian="12pt" style:font-name-complex="F16" style:font-size-complex="12pt"/>
    </style:style>
    <style:style style:name="T19" style:family="text">
      <style:text-properties fo:color="#000000" style:font-name="Verdana" fo:font-size="12pt" style:font-name-asian="F21" style:font-size-asian="12pt" style:font-name-complex="F21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style:font-name-asian="F21" style:font-size-asian="12pt" style:font-name-complex="F21" style:font-size-complex="12pt"/>
    </style:style>
    <style:style style:name="T22" style:family="text">
      <style:text-properties fo:color="#000000" fo:font-size="12pt" style:font-name-asian="F16" style:font-size-asian="12pt" style:font-name-complex="F16" style:font-size-complex="12pt"/>
    </style:style>
    <style:style style:name="T23" style:family="text">
      <style:text-properties fo:color="#000000" style:font-name="sans-serif" fo:font-size="12pt"/>
    </style:style>
    <style:style style:name="T24" style:family="text">
      <style:text-properties fo:color="#000000" style:font-name-asian="F16" style:font-name-complex="F16"/>
    </style:style>
    <style:style style:name="T25" style:family="text">
      <style:text-properties fo:color="#000000" style:font-name="Verdana" fo:font-size="12pt"/>
    </style:style>
    <style:style style:name="T26" style:family="text">
      <style:text-properties fo:color="#000000" style:font-name="Verdana" fo:font-size="12pt" style:font-size-asian="12pt" style:font-size-complex="12pt"/>
    </style:style>
    <style:style style:name="T27" style:family="text">
      <style:text-properties fo:color="#000000" style:font-name="Verdana" fo:font-size="12pt" style:font-name-asian="F16" style:font-size-asian="12pt" style:font-name-complex="F16" style:font-size-complex="12pt"/>
    </style:style>
    <style:style style:name="T28" style:family="text">
      <style:text-properties style:font-name="sans-serif" fo:font-size="12pt"/>
    </style:style>
    <style:style style:name="T29" style:family="text">
      <style:text-properties style:font-name="sans-serif" fo:font-size="12pt" style:font-size-asian="12pt" style:font-size-complex="12pt"/>
    </style:style>
    <style:style style:name="T30" style:family="text">
      <style:text-properties style:font-name="sans-serif" fo:font-size="9.75pt"/>
    </style:style>
    <style:style style:name="T31" style:family="text">
      <style:text-properties style:font-name="sans-serif" fo:font-size="9.75pt" style:font-size-asian="12pt" style:font-size-complex="12pt"/>
    </style:style>
    <style:style style:name="T32" style:family="text">
      <style:text-properties fo:font-size="9.75pt" style:font-size-asian="12pt" style:font-size-complex="12pt"/>
    </style:style>
    <style:style style:name="T33" style:family="text">
      <style:text-properties style:font-name="Verdana"/>
    </style:style>
    <style:style style:name="T34" style:family="text">
      <style:text-properties style:font-name="Verdana" fo:font-size="12pt"/>
    </style:style>
    <style:style style:name="T35" style:family="text">
      <style:text-properties style:font-name="Verdana" fo:font-size="12pt" style:font-size-asian="12pt" style:font-size-complex="12pt"/>
    </style:style>
    <style:style style:name="T36" style:family="text">
      <style:text-properties style:font-name="Verdana" fo:font-size="9.75pt"/>
    </style:style>
    <style:style style:name="T37" style:family="text">
      <style:text-properties style:font-name="Verdana" fo:font-size="9.75pt" style:font-size-asian="12pt" style:font-size-complex="12pt"/>
    </style:style>
    <style:style style:name="T38" style:family="text">
      <style:text-properties style:font-name-asian="F16" style:font-name-complex="F16"/>
    </style:style>
    <style:style style:name="T39" style:family="text">
      <style:text-properties fo:font-style="italic" style:font-name-asian="F21" style:font-style-asian="italic" style:font-name-complex="F21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Übung Benutzerrechte 3<text:line-break/><text:line-break/></text:span><text:span text:style-name="T3">1. </text:span><text:span text:style-name="T2">Legen Sie 2 neue Benutzer (tanja und sabine) inkl. Home-Verzeichnis an.<text:line-break/><text:line-break/></text:span><text:span text:style-name="T7"><text:line-break/></text:span><text:span text:style-name="T2"><text:line-break/>2. Erstellen Sie eine neue Gruppe LINUX und fügen die beiden neuen Benutzer hinzu.<text:line-break/><text:line-break/><text:line-break/><text:line-break/>3. Erstellen Sie eine neues Verzeichnis /home/LINUX, stellen den Besitzer auf root und die Gruppe auf LINUX mit vollen Rechten. Alle anderen sollen keine Zugriffsrechte haben.<text:line-break/><text:line-break/><text:line-break/><text:line-break/>4. Lassen Sie sich nun die Dateien /etc/passwd und /etc/shadow anzeigen.<text:line-break/><text:line-break/><text:line-break/><text:line-break/>5. </text:span><text:span text:style-name="T18">Legen Sie als </text:span><text:span text:style-name="T19">root </text:span><text:span text:style-name="T18">eine Datei in den Home-Verzeichnissen der neuen Benutzer sowie im Verzeichnis </text:span><text:span text:style-name="T19">/home/LINUX/ </text:span><text:span text:style-name="T18">an.<text:line-break/><text:line-break/><text:line-break/></text:span></text:p>
      <text:p text:style-name="P2"><text:span text:style-name="T20">Können die Dateien in den Home-Verzeichnissen von dem jeweiligen <text:line-break/>Home-Besitzer verändert werden?<text:line-break/><text:line-break/></text:span><text:span text:style-name="T20"><text:line-break/></text:span></text:p>
      <text:p text:style-name="P2"><text:span text:style-name="T20">Können diese Dateien gelöscht werden?<text:line-break/><text:line-break/></text:span><text:span text:style-name="T20"><text:line-break/><text:line-break/>Wer kann die Datei im Verzeichnis </text:span><text:span text:style-name="T21">/home/LINUX/ </text:span><text:span text:style-name="T20">löschen?<text:line-break/><text:line-break/><text:line-break/></text:span></text:p>
      <text:p text:style-name="P3"><text:span text:style-name="T4">6. Erstellen Sie als Benutzerin tanja</text:span><text:span text:style-name="T5"> </text:span><text:span text:style-name="T4">eine Datei (vontanja) im Verzeichnis </text:span><text:span text:style-name="T5">/home/LINUX/</text:span><text:span text:style-name="T4">.</text:span></text:p>
      <text:p text:style-name="P3"><text:span text:style-name="T4">Kopieren Sie anschließend diese Datei mit der Benutzerin sabine (die bereits Zugriff auf das Verzeichnis hat) und vergleichen die Besitzerangaben.<text:line-break/><text:line-break/></text:span><text:span text:style-name="T10"><text:line-break/><text:line-break/></text:span><text:span text:style-name="T4"><text:line-break/><text:line-break/></text:span></text:p>
      <text:p text:style-name="P3"><text:soft-page-break/><text:span text:style-name="T4">7. Experimentieren Sie in dem Verzeichnis LINUX weiter mit den Zugriffsrechten. <text:line-break/><text:line-break/>Wie müssen Sie den Gruppen-Besitzer und die Zugriffsrechte ändern, dass der Besitzer und alle anderen vollen Zugriff auf Dateien haben, die Gruppe jedoch keinen?<text:line-break/><text:line-break/></text:span><text:span text:style-name="T4"><text:line-break/></text:span></text:p>
      <text:p text:style-name="P3"><text:span text:style-name="T6">8. </text:span><text:span text:style-name="T4">Ändern Sie nun die Zugriffsrechte für das Verzeichnis </text:span><text:span text:style-name="T4">so, dass alle anderen</text:span></text:p>
      <text:p text:style-name="P4">das Verzeichnis betreten und lesen aber nicht schreiben dürfen.<text:line-break/><text:line-break/></text:p>
      <text:p text:style-name="P6"><text:span text:style-name="T24"><text:line-break/>9. Wodurch unterscheidet der Kernel Benutzer und Gruppen? </text:span><text:span text:style-name="T38"><text:line-break/><text:line-break/></text:span><text:span text:style-name="T38"><text:line-break/><text:line-break/>10. Welcher Wert steht in der 2. Spalte der Datei /etc/passwd?<text:line-break/>Warum steht dort dieser Wert? <text:line-break/><text:line-break/></text:span><text:span text:style-name="T39"><text:line-break/></text:span></text:p>
      <text:p text:style-name="P5"><text:span text:style-name="T18">11. </text:span><text:span text:style-name="T26">Än</text:span><text:span text:style-name="T35">dern Sie das Kennwort von Benutzer heike.<text:line-break/>Fragen Sie den Status zu diesem Kennwort ab.<text:line-break/>Wie ändert sich die Datei /etc/shadow? <text:s/><text:line-break/><text:line-break/><text:line-break/><text:line-break/>12. Der Benutzer Vergesslich hat sein Kennwort vergessen. Wie können Sie ihm helfen?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F16" svg:font-family="F16" style:font-family-generic="swiss"/>
    <style:font-face style:name="F18" svg:font-family="F18" style:font-family-generic="swiss"/>
    <style:font-face style:name="F20" svg:font-family="F20" style:font-family-generic="swiss"/>
    <style:font-face style:name="F21" svg:font-family="F21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6T15:51:29.64</meta:creation-date>
    <dc:date>2019-08-28T07:49:28.87</dc:date>
    <meta:editing-duration>PT6H31M10S</meta:editing-duration>
    <meta:editing-cycles>8</meta:editing-cycles>
    <meta:generator>OpenOffice/4.1.6$Win32 OpenOffice.org_project/416m1$Build-9790</meta:generator>
    <meta:print-date>2019-08-27T08:42:05.32</meta:print-date>
    <meta:document-statistic meta:table-count="0" meta:image-count="0" meta:object-count="0" meta:page-count="2" meta:paragraph-count="10" meta:word-count="257" meta:character-count="1772"/>
  </office:meta>
</office:document-meta>
</file>